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7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4" draw:id="id4" draw:layer="layout" svg:width="1.094cm" svg:height="1.1cm" svg:x="32.306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094cm" svg:height="1.1cm" svg:x="6.7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094cm" svg:height="1.1cm" svg:x="27.606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1.094cm" svg:height="1.1cm" svg:x="6.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cm" svg:height="8cm" svg:x="12.6cm" svg:y="4.8cm">
          <text:p text:style-name="P2"><text:span text:style-name="T1">list_vt_appen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26cm" svg:height="3.9cm" svg:x="2.574cm" svg:y="4.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3.974cm" svg:y="5.7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166cm" svg:height="1.431cm" svg:x="3.015cm" svg:y="3.669cm">
          <draw:text-box>
            <text:p><text:span text:style-name="T1">list_vt(a, n1)</text:span></text:p>
          </draw:text-box>
        </draw:frame>
        <draw:custom-shape draw:style-name="gr4" draw:text-style-name="P1" draw:layer="layout" svg:width="4.345cm" svg:height="3.6cm" svg:x="8.9cm" svg:y="7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45cm" svg:height="3.6cm" svg:x="18.855cm" svg:y="7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cm" svg:height="1.8cm" svg:x="1.9cm" svg:y="1.3cm">
          <text:p text:style-name="P2"><text:span text:style-name="T1">Consume</text:span></text:p>
          <draw:enhanced-geometry svg:viewBox="0 0 21600 21600" draw:text-areas="800 800 20800 20800" draw:type="round-rectangular-callout" draw:modifiers="7753.10781536411 33185.5635757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026cm" svg:height="3.9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4cm" svg:y="10.5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293cm" svg:height="1.431cm" svg:x="3.041cm" svg:y="8.469cm">
          <draw:text-box>
            <text:p><text:span text:style-name="T1">list_vt(a, n2)</text:span></text:p>
          </draw:text-box>
        </draw:frame>
        <draw:custom-shape draw:style-name="gr3" draw:text-style-name="P1" draw:layer="layout" svg:width="11.2cm" svg:height="5.769cm" svg:x="23.5cm" svg:y="6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4.3cm" svg:y="8.831cm">
          <text:p text:style-name="P2"><text:span text:style-name="T1">x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6.419cm" svg:height="1.431cm" svg:x="23.941cm" svg:y="5.5cm">
          <draw:text-box>
            <text:p><text:span text:style-name="T1">list_vt(a, n1+n2)</text:span></text:p>
          </draw:text-box>
        </draw:frame>
        <draw:custom-shape draw:style-name="gr3" draw:text-style-name="P1" draw:layer="layout" svg:width="6.026cm" svg:height="3.9cm" svg:x="28.1cm" svg:y="7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7cm" svg:x="28.9cm" svg:y="8.862cm">
          <text:p text:style-name="P2"><text:span text:style-name="T1">x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293cm" svg:height="1.431cm" svg:x="28.541cm" svg:y="6.831cm">
          <draw:text-box>
            <text:p><text:span text:style-name="T1">list_vt(a, n2)</text:span></text:p>
          </draw:text-box>
        </draw:frame>
        <draw:connector draw:style-name="gr7" draw:text-style-name="P2" draw:layer="layout" draw:type="curve" draw:line-skew="-0.413cm" svg:x1="7.247cm" svg:y1="4cm" svg:x2="28.153cm" svg:y2="5.9cm" draw:start-shape="id1" draw:start-glue-point="0" draw:end-shape="id2" draw:end-glue-point="0" svg:d="M7247 4000c0-1369 20906-2319 20906 1900" svg:viewBox="0 0 20907 3062">
          <text:p/>
        </draw:connector>
        <draw:custom-shape draw:style-name="gr6" draw:text-style-name="P1" draw:layer="layout" svg:width="6cm" svg:height="1.8cm" svg:x="1.2cm" svg:y="13.6cm">
          <text:p text:style-name="P2"><text:span text:style-name="T1">Consume</text:span></text:p>
          <draw:enhanced-geometry svg:viewBox="0 0 21600 21600" draw:text-areas="800 800 20800 20800" draw:type="round-rectangular-callout" draw:modifiers="8966.10564905849 -44351.3603553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6cm" svg:height="1.8cm" svg:x="27.7cm" svg:y="2.3cm">
          <text:p text:style-name="P2"><text:span text:style-name="T1">Same value</text:span></text:p>
          <draw:enhanced-geometry svg:viewBox="0 0 21600 21600" draw:text-areas="800 800 20800 20800" draw:type="round-rectangular-callout" draw:modifiers="-3055.89068488585 22931.2604108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draw:type="curve" draw:line-skew="3.375cm" svg:x1="7.247cm" svg:y1="9.7cm" svg:x2="32.853cm" svg:y2="8.2cm" draw:start-shape="id3" draw:start-glue-point="2" draw:end-shape="id4" draw:end-glue-point="2" svg:d="M7247 9700c0 5812 25606 6562 25606-1500" svg:viewBox="0 0 25607 5958">
          <text:p/>
        </draw:connector>
        <draw:custom-shape draw:style-name="gr6" draw:text-style-name="P1" draw:layer="layout" svg:width="6cm" svg:height="1.8cm" svg:x="28.3cm" svg:y="13.3cm">
          <text:p text:style-name="P2"><text:span text:style-name="T1">Same value</text:span></text:p>
          <draw:enhanced-geometry svg:viewBox="0 0 21600 21600" draw:text-areas="800 800 20800 20800" draw:type="round-rectangular-callout" draw:modifiers="-3415.83069488419 467.74014436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40M8S</meta:editing-duration>
    <meta:editing-cycles>76</meta:editing-cycles>
    <meta:generator>LibreOffice/4.2.5.2$Linux_X86_64 LibreOffice_project/420m0$Build-2</meta:generator>
    <meta:initial-creator>Okabe Kiwamu</meta:initial-creator>
    <dc:date>2014-08-02T10:31:41.324536092</dc:date>
    <dc:creator>Okabe Kiwamu</dc:creator>
    <meta:document-statistic meta:object-count="25"/>
    <meta:template xlink:type="simple" xlink:actuate="onRequest" xlink:title="図A4横" xlink:href="../.config/libreoffice/4/user/template/A4横.otg" meta:date="2014-08-02T09:46:36.945652124"/>
  </office:meta>
</office:document-meta>
</file>